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trolImpl.get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trolImpl.valueAsLong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ControlImpl.getDestinatio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trolImpl.getJndiContro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ControlImpl.determineDestina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MSControlImpl.setHeaders( Map heade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MSControlImpl.on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trolImpl.getHeaderAsString( HeaderTyp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trolImpl.getHeaderAsInteger( HeaderTyp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trolImpl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ControlImpl.getProduc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MSControlImpl.getDestina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trolImpl.invoke( Method method , Object [ ] args )</text:p>
          </table:table-cell>
          <table:table-cell office:value-type="float" office:value="71">
            <text:p text:style-name="Table_20_Contents">71</text:p>
          </table:table-cell>
          <table:table-cell office:value-type="float" office:value="65">
            <text:p text:style-name="Table_20_Contents">65</text:p>
          </table:table-cell>
          <table:table-cell office:value-type="float" office:value="201">
            <text:p text:style-name="Table_20_Contents">201</text:p>
          </table:table-cell>
        </table:table-row>
        <table:table-row>
          <table:table-cell office:value-type="string">
            <text:p text:style-name="Table_20_Contents">JMSControlImpl.onAcqu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ControlImpl.createTopic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ControlImpl.modeToJmsMode( Acknowledge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trolImpl.setHeader( JMSControl . HeaderType typ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trolImpl.setMessageHeaders( javax . jms . 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trolImpl.valueAsInteger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ControlImpl.createQueu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ControlImpl.nullIfEmpt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ControlImpl.deliveryModeToJmsMod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MSControlImpl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ControlImpl.getHeader( HeaderTyp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ControlImpl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ControlImpl.getSess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MSControlImpl.setMessageProperties( javax . jms . 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ControlImpl.setMessageHeader( javax . jms . Message msg , HeaderType type ,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MSControlImpl.setProperties(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ControlImpl.getHeaderAsLong( HeaderTyp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trolImpl.checkBody( Object value , 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